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Arial" style:font-family-asian="Arial" style:font-family-complex="Arial" fo:background-color="transparent" style:use-window-font-color="true"/>
    </style:style>
    <style:style style:name="T21" style:family="text">
      <style:text-properties fo:font-size="11.00pt" fo:font-weight="normal" fo:font-family="Arial" style:font-family-asian="Arial" style:font-family-complex="Arial"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style:style>
    <style:style style:name="T2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563c1"/>
    </style:style>
    <style:style style:name="T2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563c1"/>
    </style:style>
    <style:style style:name="T2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563c1"/>
    </style:style>
    <style:style style:name="T26" style:family="text">
      <style:text-properties fo:font-size="11.00pt" fo:font-weight="bold" fo:font-family="Arial" style:font-family-asian="Arial" style:font-family-complex="Arial" fo:background-color="transparent" fo:color="#0563c1"/>
    </style:style>
    <style:style style:name="T27" style:family="text">
      <style:text-properties fo:font-size="11.00pt" fo:font-weight="bold" fo:font-family="Arial" style:font-family-asian="Arial" style:font-family-complex="Arial" fo:background-color="transparent" style:use-window-font-color="true"/>
    </style:style>
    <style:style style:name="T28" style:family="text">
      <style:text-properties fo:font-size="11.00pt" fo:font-weight="normal" fo:font-family="Arial" style:font-family-asian="Arial" style:font-family-complex="Arial" fo:background-color="transparent" style:use-window-font-color="true"/>
    </style:style>
    <style:style style:name="T29" style:family="text">
      <style:text-properties fo:font-size="11.00pt" fo:font-weight="bold"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1.00pt" fo:font-weight="normal" fo:font-family="Arial" style:font-family-asian="Arial" style:font-family-complex="Arial"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fo:margin-left="5.40pt" fo:text-indent="-5.40pt">
        <style:tab-stops>
          <style:tab-stop style:position="121.95pt"/>
          <style:tab-stop style:position="26311.80pt"/>
        </style:tab-stops>
      </style:paragraph-properties>
    </style:style>
    <style:style style:name="P3" style:family="paragraph">
      <style:paragraph-properties fo:line-height="100.00%" fo:text-align="left"/>
    </style:style>
    <style:style style:name="P4" style:family="paragraph">
      <style:paragraph-properties fo:line-height="100.00%" fo:text-align="center" fo:margin-left="5.40pt" fo:text-indent="-5.40pt">
        <style:tab-stops>
          <style:tab-stop style:position="121.95pt"/>
          <style:tab-stop style:position="26311.80pt"/>
        </style:tab-stops>
      </style:paragraph-properties>
    </style:style>
    <style:style style:name="P5" style:family="paragraph">
      <style:paragraph-properties fo:line-height="100.00%" fo:text-align="center" fo:margin-left="5.40pt" fo:text-indent="-5.40pt">
        <style:tab-stops>
          <style:tab-stop style:position="121.95pt"/>
          <style:tab-stop style:position="26311.80pt"/>
        </style:tab-stops>
      </style:paragraph-properties>
    </style:style>
    <style:style style:name="P6" style:family="paragraph">
      <style:paragraph-properties fo:line-height="100.00%" fo:text-align="left"/>
    </style:style>
    <style:style style:name="P7" style:family="paragraph">
      <style:paragraph-properties fo:line-height="100.00%" fo:text-align="center" fo:margin-left="5.40pt" fo:text-indent="-5.40pt">
        <style:tab-stops>
          <style:tab-stop style:position="121.95pt"/>
          <style:tab-stop style:position="26311.80pt"/>
        </style:tab-stops>
      </style:paragraph-properties>
    </style:style>
    <style:style style:name="P8" style:family="paragraph">
      <style:paragraph-properties fo:line-height="100.00%" fo:text-align="left"/>
    </style:style>
    <style:style style:name="P9" style:family="paragraph">
      <style:paragraph-properties fo:line-height="100.00%" fo:text-align="center" fo:margin-left="5.40pt" fo:text-indent="-5.40pt">
        <style:tab-stops>
          <style:tab-stop style:position="121.95pt"/>
          <style:tab-stop style:position="26311.80pt"/>
        </style:tab-stops>
      </style:paragraph-properties>
    </style:style>
    <style:style style:name="P10" style:family="paragraph">
      <style:paragraph-properties fo:line-height="100.00%" fo:text-align="left"/>
    </style:style>
    <style:style style:name="P11" style:family="paragraph">
      <style:paragraph-properties fo:line-height="100.00%" fo:text-align="center" fo:margin-left="5.40pt" fo:text-indent="-5.40pt">
        <style:tab-stops>
          <style:tab-stop style:position="121.95pt"/>
          <style:tab-stop style:position="26311.80pt"/>
        </style:tab-stops>
      </style:paragraph-properties>
    </style:style>
    <style:style style:name="P12" style:family="paragraph">
      <style:paragraph-properties fo:line-height="100.00%" fo:text-align="lef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fo:margin-bottom="8.00pt"/>
    </style:style>
    <style:style style:name="P14" style:family="paragraph">
      <style:paragraph-properties fo:line-height="100.00%" fo:text-align="left" fo:margin-bottom="8.00pt"/>
    </style:style>
    <style:style style:name="P15"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12.45pt"/>
          <style:tab-stop style:position="128.70pt" style:type="center"/>
          <style:tab-stop style:position="26316.85pt"/>
          <style:tab-stop style:position="421121.30pt" style:type="right"/>
        </style:tab-stops>
      </style:paragraph-properties>
    </style:style>
    <style:style style:name="P16" style:family="paragraph">
      <style:paragraph-properties fo:line-height="100.00%" fo:text-align="center"/>
    </style:style>
    <style:style style:name="P17"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12.45pt"/>
          <style:tab-stop style:position="128.70pt" style:type="center"/>
          <style:tab-stop style:position="26316.85pt"/>
          <style:tab-stop style:position="421121.30pt" style:type="right"/>
        </style:tab-stops>
      </style:paragraph-properties>
    </style:style>
    <style:style style:name="P18"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0.35pt" fo:text-indent="-0.35pt">
        <style:tab-stops>
          <style:tab-stop style:position="81.10pt" style:type="center"/>
          <style:tab-stop style:position="26316.85pt"/>
          <style:tab-stop style:position="421121.30pt" style:type="right"/>
          <style:tab-stop style:position="-0.35pt"/>
          <style:tab-stop style:position="128.70pt" style:type="center"/>
          <style:tab-stop style:position="26316.85pt"/>
          <style:tab-stop style:position="421121.30pt" style:type="right"/>
        </style:tab-stops>
      </style:paragraph-properties>
    </style:style>
    <style:style style:name="P43" style:family="paragraph">
      <style:paragraph-properties fo:line-height="100.00%" fo:text-align="left" fo:margin-bottom="8.00pt"/>
    </style:style>
    <style:style style:name="TableColumn0100" style:family="table-column">
      <style:table-column-properties style:column-width="1.768750in"/>
    </style:style>
    <style:style style:name="TableColumn0101" style:family="table-column">
      <style:table-column-properties style:column-width="4.725000in"/>
    </style:style>
    <style:style style:name="Table01" style:family="table">
      <style:table-properties style:width="6.493750in" fo:margin-left="0.000000in" style:writing-mode="lr" table:align="center"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1.131250in"/>
    </style:style>
    <style:style style:name="TableColumn0201" style:family="table-column">
      <style:table-column-properties style:column-width="1.792361in"/>
    </style:style>
    <style:style style:name="TableColumn0202" style:family="table-column">
      <style:table-column-properties style:column-width="0.614583in"/>
    </style:style>
    <style:style style:name="TableColumn0203" style:family="table-column">
      <style:table-column-properties style:column-width="2.908333in"/>
    </style:style>
    <style:style style:name="TableColumn0204" style:family="table-column">
      <style:table-column-properties style:column-width="2.421528in"/>
    </style:style>
    <style:style style:name="TableColumn0205" style:family="table-column">
      <style:table-column-properties style:column-width="0.620833in"/>
    </style:style>
    <style:style style:name="TableColumn0206" style:family="table-column">
      <style:table-column-properties style:column-width="0.606250in"/>
    </style:style>
    <style:style style:name="Table02" style:family="table">
      <style:table-properties style:width="10.095139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0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0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0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0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0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0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1" style:family="table-row">
      <style:table-row-properties/>
    </style:style>
    <style:style style:name="TableCell0201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1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1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1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1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1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1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2" style:family="table-row">
      <style:table-row-properties/>
    </style:style>
    <style:style style:name="TableCell0202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2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2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2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2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2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2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3" style:family="table-row">
      <style:table-row-properties/>
    </style:style>
    <style:style style:name="TableCell0203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3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3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3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3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3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3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4" style:family="table-row">
      <style:table-row-properties/>
    </style:style>
    <style:style style:name="TableCell0204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4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4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4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4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4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4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5" style:family="table-row">
      <style:table-row-properties/>
    </style:style>
    <style:style style:name="TableCell0205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5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5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5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5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5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5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6" style:family="table-row">
      <style:table-row-properties/>
    </style:style>
    <style:style style:name="TableCell0206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6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6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6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6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6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6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7" style:family="table-row">
      <style:table-row-properties/>
    </style:style>
    <style:style style:name="TableCell0207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7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7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7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7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7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7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8" style:family="table-row">
      <style:table-row-properties/>
    </style:style>
    <style:style style:name="TableCell0208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8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8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8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8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8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8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09" style:family="table-row">
      <style:table-row-properties/>
    </style:style>
    <style:style style:name="TableCell0209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9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9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9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9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9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09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10" style:family="table-row">
      <style:table-row-properties/>
    </style:style>
    <style:style style:name="TableCell0210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0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0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0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0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0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0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11" style:family="table-row">
      <style:table-row-properties/>
    </style:style>
    <style:style style:name="TableCell0211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1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1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1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1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1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1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Row0212" style:family="table-row">
      <style:table-row-properties/>
    </style:style>
    <style:style style:name="TableCell021200"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201"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202"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203"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204"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205"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style:style style:name="TableCell021206" style:family="table-cell">
      <style:table-cell-properties fo:border-top="0.005556in solid #000000" fo:border-left="0.005556in solid #000000" fo:border-right="0.005556in solid #000000" fo:border-bottom="0.005556in solid #000000" fo:padding-left="0.004861in" fo:padding-right="0.004861in" fo:vertical-align="center" fo:background-color="#ffffff"/>
    </style:style>
  </office:automatic-styles>
  <office:body>
    <office:text>
      <text:p text:style-name="P1"><text:span text:style-name="T1">Project Design Phase-II</text:span></text:p>
      <text:p text:style-name="P1"><text:span text:style-name="T1">Data Flow Diagram &amp; User Stories</text:span></text:p>
      <text:p text:style-name="P1"><text:span text:style-name="T2"/></text:p>
      <table:table table:style-name="Table01">
        <table:table-column table:style-name="TableColumn0100"/>
        <table:table-column table:style-name="TableColumn0101"/>
        <table:table-row table:style-name="TableRow0100">
          <table:table-cell table:style-name="TableCell010000">
            <text:p text:style-name="P3"><text:span text:style-name="T4">Date</text:span><text:span text:style-name="T5"/></text:p>
          </table:table-cell>
          <table:table-cell table:style-name="TableCell010001">
            <text:p text:style-name="P3"><text:span text:style-name="T6">20 June 2025</text:span><text:span text:style-name="T7"/></text:p>
          </table:table-cell>
        </table:table-row>
        <table:table-row table:style-name="TableRow0101">
          <table:table-cell table:style-name="TableCell010100">
            <text:p text:style-name="P6"><text:span text:style-name="T8">Team ID</text:span><text:span text:style-name="T9"/></text:p>
          </table:table-cell>
          <table:table-cell table:style-name="TableCell010101">
            <text:p text:style-name="P6"><text:span text:style-name="T10">LTVIP2025TMID55793</text:span><text:span text:style-name="T11"/></text:p>
          </table:table-cell>
        </table:table-row>
        <table:table-row table:style-name="TableRow0102">
          <table:table-cell table:style-name="TableCell010200">
            <text:p text:style-name="P8"><text:span text:style-name="T12">Project Name</text:span><text:span text:style-name="T13"/></text:p>
          </table:table-cell>
          <table:table-cell table:style-name="TableCell010201">
            <text:p text:style-name="P8"><text:span text:style-name="T14">FreelanceFinder: Discovering Opportunities, Unlocking Potential</text:span><text:span text:style-name="T15"/></text:p>
          </table:table-cell>
        </table:table-row>
        <table:table-row table:style-name="TableRow0103">
          <table:table-cell table:style-name="TableCell010300">
            <text:p text:style-name="P10"><text:span text:style-name="T16">Maximum Marks</text:span><text:span text:style-name="T17"/></text:p>
          </table:table-cell>
          <table:table-cell table:style-name="TableCell010301">
            <text:p text:style-name="P10"><text:span text:style-name="T18">4 Marks</text:span><text:span text:style-name="T19"/></text:p>
          </table:table-cell>
        </table:table-row>
      </table:table>
      <text:p text:style-name="P12"><text:span text:style-name="T20"/></text:p>
      <text:p text:style-name="P12"><text:span text:style-name="T20">Data Flow Diagrams:</text:span></text:p>
      <text:p text:style-name="P12"><text:span text:style-name="T21">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span></text:p>
      <text:p text:style-name="P12"><text:span text:style-name="T22"/></text:p>
      <text:p text:style-name="P12"><text:span text:style-name="T22">Example:<text:s/></text:span><text:a xlink:href="https://developer.ibm.com/patterns/visualize-unstructured-text/"><text:span text:style-name="T24">(Simplified)</text:span></text:a><text:span text:style-name="T25"/></text:p>
      <text:p text:style-name="P12"><text:span text:style-name="T26"><text:s text:c="18"/></text:span><draw:frame text:anchor-type="as-char" svg:width="122.50mm" svg:height="84.94mm" style:rel-width="scale" style:rel-height="scale"><draw:object-ole xlink:href="OleObj1"/><draw:image xlink:href="ObjectReplacements/OleObj1"/></draw:frame><text:span text:style-name="T26"><text:s text:c="57"/></text:span><draw:frame text:anchor-type="as-char" svg:width="84.20mm" svg:height="114.83mm" style:rel-width="scale" style:rel-height="scale"><draw:object-ole xlink:href="OleObj2"/><draw:image xlink:href="ObjectReplacements/OleObj2"/></draw:frame><text:span text:style-name="T26"><text:s text:c="40"/></text:span></text:p>
      <text:p text:style-name="P12"><text:span text:style-name="T27"/></text:p>
      <text:list text:style-name="L13">
        <text:list-item>
          <text:p text:style-name="P13"><text:span text:style-name="T28">User sends request (register, login, browse books, order, wishlist)</text:span></text:p>
        </text:list-item>
        <text:list-item>
          <text:p text:style-name="P13"><text:span text:style-name="T28">System responds with book list, dashboard, confirmation</text:span></text:p>
        </text:list-item>
        <text:list-item>
          <text:p text:style-name="P13"><text:span text:style-name="T28">System stores/updates data in MongoDB</text:span></text:p>
        </text:list-item>
      </text:list>
      <text:p text:style-name="P14"><text:span text:style-name="T29"/></text:p>
      <text:p text:style-name="P14"><text:span text:style-name="T29">User Stories</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column table:style-name="TableColumn0205"/>
        <table:table-column table:style-name="TableColumn0206"/>
        <table:table-row table:style-name="TableRow0200">
          <table:table-cell table:style-name="TableCell020000">
            <text:p text:style-name="P16"><text:span text:style-name="T31">User Type</text:span><text:span text:style-name="T32"/></text:p>
          </table:table-cell>
          <table:table-cell table:style-name="TableCell020001">
            <text:p text:style-name="P16"><text:span text:style-name="T33">Functional Requirement (Epic)</text:span><text:span text:style-name="T34"/></text:p>
          </table:table-cell>
          <table:table-cell table:style-name="TableCell020002">
            <text:p text:style-name="P16"><text:span text:style-name="T35">User Story #</text:span><text:span text:style-name="T36"/></text:p>
          </table:table-cell>
          <table:table-cell table:style-name="TableCell020003">
            <text:p text:style-name="P16"><text:span text:style-name="T37">User Story / Task</text:span><text:span text:style-name="T38"/></text:p>
          </table:table-cell>
          <table:table-cell table:style-name="TableCell020004">
            <text:p text:style-name="P16"><text:span text:style-name="T39">Acceptance Criteria</text:span><text:span text:style-name="T40"/></text:p>
          </table:table-cell>
          <table:table-cell table:style-name="TableCell020005">
            <text:p text:style-name="P16"><text:span text:style-name="T41">Priority</text:span><text:span text:style-name="T42"/></text:p>
          </table:table-cell>
          <table:table-cell table:style-name="TableCell020006">
            <text:p text:style-name="P16"><text:span text:style-name="T43">Release</text:span><text:span text:style-name="T44"/></text:p>
          </table:table-cell>
        </table:table-row>
        <table:table-row table:style-name="TableRow0201">
          <table:table-cell table:style-name="TableCell020100">
            <text:p text:style-name="P19"><text:span text:style-name="T45">Client/customer</text:span><text:span text:style-name="T46"/></text:p>
          </table:table-cell>
          <table:table-cell table:style-name="TableCell020101">
            <text:p text:style-name="P19"><text:span text:style-name="T47">Registration</text:span><text:span text:style-name="T48"/></text:p>
          </table:table-cell>
          <table:table-cell table:style-name="TableCell020102">
            <text:p text:style-name="P19"><text:span text:style-name="T49">USN-1</text:span><text:span text:style-name="T50"/></text:p>
          </table:table-cell>
          <table:table-cell table:style-name="TableCell020103">
            <text:p text:style-name="P19"><text:span text:style-name="T51">As a user, I can register with email and password.</text:span><text:span text:style-name="T52"/></text:p>
          </table:table-cell>
          <table:table-cell table:style-name="TableCell020104">
            <text:p text:style-name="P19"><text:span text:style-name="T53">I can access my dashboard</text:span><text:span text:style-name="T54"/></text:p>
          </table:table-cell>
          <table:table-cell table:style-name="TableCell020105">
            <text:p text:style-name="P19"><text:span text:style-name="T55">High</text:span><text:span text:style-name="T56"/></text:p>
          </table:table-cell>
          <table:table-cell table:style-name="TableCell020106">
            <text:p text:style-name="P19"><text:span text:style-name="T57">Sprint-1</text:span><text:span text:style-name="T58"/></text:p>
          </table:table-cell>
        </table:table-row>
        <table:table-row table:style-name="TableRow0202">
          <table:table-cell table:style-name="TableCell020200">
            <text:p text:style-name="P21"><text:span text:style-name="T59">Client</text:span><text:span text:style-name="T60"/></text:p>
          </table:table-cell>
          <table:table-cell table:style-name="TableCell020201">
            <text:p text:style-name="P21"><text:span text:style-name="T61">Login</text:span><text:span text:style-name="T62"/></text:p>
          </table:table-cell>
          <table:table-cell table:style-name="TableCell020202">
            <text:p text:style-name="P21"><text:span text:style-name="T63">USN-2</text:span><text:span text:style-name="T64"/></text:p>
          </table:table-cell>
          <table:table-cell table:style-name="TableCell020203">
            <text:p text:style-name="P21"><text:span text:style-name="T65">As a client/user, I log in using email and password</text:span><text:span text:style-name="T66"/></text:p>
          </table:table-cell>
          <table:table-cell table:style-name="TableCell020204">
            <text:p text:style-name="P21"><text:span text:style-name="T67">I can access my dashboard</text:span><text:span text:style-name="T68"/></text:p>
          </table:table-cell>
          <table:table-cell table:style-name="TableCell020205">
            <text:p text:style-name="P21"><text:span text:style-name="T69">High</text:span><text:span text:style-name="T70"/></text:p>
          </table:table-cell>
          <table:table-cell table:style-name="TableCell020206">
            <text:p text:style-name="P21"><text:span text:style-name="T71">Sprint-1</text:span><text:span text:style-name="T72"/></text:p>
          </table:table-cell>
        </table:table-row>
        <table:table-row table:style-name="TableRow0203">
          <table:table-cell table:style-name="TableCell020300">
            <text:p text:style-name="P23"><text:span text:style-name="T73">Client</text:span><text:span text:style-name="T74"/></text:p>
          </table:table-cell>
          <table:table-cell table:style-name="TableCell020301">
            <text:p text:style-name="P23"><text:span text:style-name="T75">Project Posting</text:span><text:span text:style-name="T76"/></text:p>
          </table:table-cell>
          <table:table-cell table:style-name="TableCell020302">
            <text:p text:style-name="P23"><text:span text:style-name="T77">USN-4</text:span><text:span text:style-name="T78"/></text:p>
          </table:table-cell>
          <table:table-cell table:style-name="TableCell020303">
            <text:p text:style-name="P23"><text:span text:style-name="T79">As a client, I can Post a new Project within a detailed description</text:span><text:span text:style-name="T80"/></text:p>
          </table:table-cell>
          <table:table-cell table:style-name="TableCell020304">
            <text:p text:style-name="P23"><text:span text:style-name="T81">Project visible to the freelancer</text:span><text:span text:style-name="T82"/></text:p>
          </table:table-cell>
          <table:table-cell table:style-name="TableCell020305">
            <text:p text:style-name="P23"><text:span text:style-name="T83">High</text:span><text:span text:style-name="T84"/></text:p>
          </table:table-cell>
          <table:table-cell table:style-name="TableCell020306">
            <text:p text:style-name="P23"><text:span text:style-name="T85">Sprint-1</text:span><text:span text:style-name="T86"/></text:p>
          </table:table-cell>
        </table:table-row>
        <table:table-row table:style-name="TableRow0204">
          <table:table-cell table:style-name="TableCell020400">
            <text:p text:style-name="P25"><text:span text:style-name="T87">Client</text:span><text:span text:style-name="T88"/></text:p>
          </table:table-cell>
          <table:table-cell table:style-name="TableCell020401">
            <text:p text:style-name="P25"><text:span text:style-name="T89">Project management</text:span><text:span text:style-name="T90"/></text:p>
          </table:table-cell>
          <table:table-cell table:style-name="TableCell020402">
            <text:p text:style-name="P25"><text:span text:style-name="T91">USN-5</text:span><text:span text:style-name="T92"/></text:p>
          </table:table-cell>
          <table:table-cell table:style-name="TableCell020403">
            <text:p text:style-name="P25"><text:span text:style-name="T93">As a client,I can review freelancer bids for my projects</text:span><text:span text:style-name="T94"/></text:p>
          </table:table-cell>
          <table:table-cell table:style-name="TableCell020404">
            <text:p text:style-name="P25"><text:span text:style-name="T95">I can select the freelancer.</text:span><text:span text:style-name="T96"/></text:p>
          </table:table-cell>
          <table:table-cell table:style-name="TableCell020405">
            <text:p text:style-name="P25"><text:span text:style-name="T97">High</text:span><text:span text:style-name="T98"/></text:p>
          </table:table-cell>
          <table:table-cell table:style-name="TableCell020406">
            <text:p text:style-name="P25"><text:span text:style-name="T99">Sprint-2</text:span><text:span text:style-name="T100"/></text:p>
          </table:table-cell>
        </table:table-row>
        <table:table-row table:style-name="TableRow0205">
          <table:table-cell table:style-name="TableCell020500">
            <text:p text:style-name="P27"><text:span text:style-name="T101">Client</text:span><text:span text:style-name="T102"/></text:p>
          </table:table-cell>
          <table:table-cell table:style-name="TableCell020501">
            <text:p text:style-name="P27"><text:span text:style-name="T103">Communication</text:span><text:span text:style-name="T104"/></text:p>
          </table:table-cell>
          <table:table-cell table:style-name="TableCell020502">
            <text:p text:style-name="P27"><text:span text:style-name="T105">USN-6</text:span><text:span text:style-name="T106"/></text:p>
          </table:table-cell>
          <table:table-cell table:style-name="TableCell020503">
            <text:p text:style-name="P27"><text:span text:style-name="T107">As a client, I can communicate with freelancer</text:span><text:span text:style-name="T108"/></text:p>
          </table:table-cell>
          <table:table-cell table:style-name="TableCell020504">
            <text:p text:style-name="P27"><text:span text:style-name="T109">Messages sent and receive us</text:span><text:span text:style-name="T110"/></text:p>
          </table:table-cell>
          <table:table-cell table:style-name="TableCell020505">
            <text:p text:style-name="P27"><text:span text:style-name="T111">High</text:span><text:span text:style-name="T112"/></text:p>
          </table:table-cell>
          <table:table-cell table:style-name="TableCell020506">
            <text:p text:style-name="P27"><text:span text:style-name="T113">Sprint-2</text:span><text:span text:style-name="T114"/></text:p>
          </table:table-cell>
        </table:table-row>
        <table:table-row table:style-name="TableRow0206">
          <table:table-cell table:style-name="TableCell020600">
            <text:p text:style-name="P29"><text:span text:style-name="T115">Client</text:span><text:span text:style-name="T116"/></text:p>
          </table:table-cell>
          <table:table-cell table:style-name="TableCell020601">
            <text:p text:style-name="P29"><text:span text:style-name="T117">Project Review/feedback</text:span><text:span text:style-name="T118"/></text:p>
          </table:table-cell>
          <table:table-cell table:style-name="TableCell020602">
            <text:p text:style-name="P29"><text:span text:style-name="T119">USN-7</text:span><text:span text:style-name="T120"/></text:p>
          </table:table-cell>
          <table:table-cell table:style-name="TableCell020603">
            <text:p text:style-name="P29"><text:span text:style-name="T121">As a client,I can review the project submitted by freelancer</text:span><text:span text:style-name="T122"/></text:p>
          </table:table-cell>
          <table:table-cell table:style-name="TableCell020604">
            <text:p text:style-name="P29"><text:span text:style-name="T123">I can provide feedback and request revision</text:span><text:span text:style-name="T124"/></text:p>
          </table:table-cell>
          <table:table-cell table:style-name="TableCell020605">
            <text:p text:style-name="P29"><text:span text:style-name="T125">Medium</text:span><text:span text:style-name="T126"/></text:p>
          </table:table-cell>
          <table:table-cell table:style-name="TableCell020606">
            <text:p text:style-name="P29"><text:span text:style-name="T127">Sprint-3</text:span><text:span text:style-name="T128"/></text:p>
          </table:table-cell>
        </table:table-row>
        <table:table-row table:style-name="TableRow0207">
          <table:table-cell table:style-name="TableCell020700">
            <text:p text:style-name="P31"><text:span text:style-name="T129">freelancer</text:span><text:span text:style-name="T130"/></text:p>
          </table:table-cell>
          <table:table-cell table:style-name="TableCell020701">
            <text:p text:style-name="P31"><text:span text:style-name="T131">Registration /login</text:span><text:span text:style-name="T132"/></text:p>
          </table:table-cell>
          <table:table-cell table:style-name="TableCell020702">
            <text:p text:style-name="P31"><text:span text:style-name="T133">USN-8</text:span><text:span text:style-name="T134"/></text:p>
          </table:table-cell>
          <table:table-cell table:style-name="TableCell020703">
            <text:p text:style-name="P31"><text:span text:style-name="T135">As a freelancer,I can register and next log in with using email and password.</text:span><text:span text:style-name="T136"/></text:p>
          </table:table-cell>
          <table:table-cell table:style-name="TableCell020704">
            <text:p text:style-name="P31"><text:span text:style-name="T137">I can access the freelancer dashboard</text:span><text:span text:style-name="T138"/></text:p>
          </table:table-cell>
          <table:table-cell table:style-name="TableCell020705">
            <text:p text:style-name="P31"><text:span text:style-name="T139">High</text:span><text:span text:style-name="T140"/></text:p>
          </table:table-cell>
          <table:table-cell table:style-name="TableCell020706">
            <text:p text:style-name="P31"><text:span text:style-name="T141">Sprint-1</text:span><text:span text:style-name="T142"/></text:p>
          </table:table-cell>
        </table:table-row>
        <table:table-row table:style-name="TableRow0208">
          <table:table-cell table:style-name="TableCell020800">
            <text:p text:style-name="P33"><text:span text:style-name="T143">freelancer</text:span><text:span text:style-name="T144"/></text:p>
          </table:table-cell>
          <table:table-cell table:style-name="TableCell020801">
            <text:p text:style-name="P33"><text:span text:style-name="T145">Profile management</text:span><text:span text:style-name="T146"/></text:p>
          </table:table-cell>
          <table:table-cell table:style-name="TableCell020802">
            <text:p text:style-name="P33"><text:span text:style-name="T147">USN-9</text:span><text:span text:style-name="T148"/></text:p>
          </table:table-cell>
          <table:table-cell table:style-name="TableCell020803">
            <text:p text:style-name="P33"><text:span text:style-name="T149">As a<text:s text:c="2"/>freelancer, I can add and update my profile with skills and portfolio.</text:span><text:span text:style-name="T150"/></text:p>
          </table:table-cell>
          <table:table-cell table:style-name="TableCell020804">
            <text:p text:style-name="P33"><text:span text:style-name="T151">Profile is updated and visible to clients</text:span><text:span text:style-name="T152"/></text:p>
          </table:table-cell>
          <table:table-cell table:style-name="TableCell020805">
            <text:p text:style-name="P33"><text:span text:style-name="T153">High</text:span><text:span text:style-name="T154"/></text:p>
          </table:table-cell>
          <table:table-cell table:style-name="TableCell020806">
            <text:p text:style-name="P33"><text:span text:style-name="T155">Sprint-2</text:span><text:span text:style-name="T156"/></text:p>
          </table:table-cell>
        </table:table-row>
        <table:table-row table:style-name="TableRow0209">
          <table:table-cell table:style-name="TableCell020900">
            <text:p text:style-name="P35"><text:span text:style-name="T157">freelancer</text:span><text:span text:style-name="T158"/></text:p>
          </table:table-cell>
          <table:table-cell table:style-name="TableCell020901">
            <text:p text:style-name="P35"><text:span text:style-name="T159">Project browse/bidding</text:span><text:span text:style-name="T160"/></text:p>
          </table:table-cell>
          <table:table-cell table:style-name="TableCell020902">
            <text:p text:style-name="P35"><text:span text:style-name="T161">USN-10</text:span><text:span text:style-name="T162"/></text:p>
          </table:table-cell>
          <table:table-cell table:style-name="TableCell020903">
            <text:p text:style-name="P35"><text:span text:style-name="T163">As a freelancer,I can browse project and submit bids on projects .</text:span><text:span text:style-name="T164"/></text:p>
          </table:table-cell>
          <table:table-cell table:style-name="TableCell020904">
            <text:p text:style-name="P35"><text:span text:style-name="T165">Bid is recorded and visible to the clients</text:span><text:span text:style-name="T166"/></text:p>
          </table:table-cell>
          <table:table-cell table:style-name="TableCell020905">
            <text:p text:style-name="P35"><text:span text:style-name="T167">High</text:span><text:span text:style-name="T168"/></text:p>
          </table:table-cell>
          <table:table-cell table:style-name="TableCell020906">
            <text:p text:style-name="P35"><text:span text:style-name="T169">Sprint-2</text:span><text:span text:style-name="T170"/></text:p>
          </table:table-cell>
        </table:table-row>
        <table:table-row table:style-name="TableRow0210">
          <table:table-cell table:style-name="TableCell021000">
            <text:p text:style-name="P37"><text:span text:style-name="T171">freelancer</text:span><text:span text:style-name="T172"/></text:p>
          </table:table-cell>
          <table:table-cell table:style-name="TableCell021001">
            <text:p text:style-name="P37"><text:span text:style-name="T173">Project submission</text:span><text:span text:style-name="T174"/></text:p>
          </table:table-cell>
          <table:table-cell table:style-name="TableCell021002">
            <text:p text:style-name="P37"><text:span text:style-name="T175">USN-11</text:span><text:span text:style-name="T176"/></text:p>
          </table:table-cell>
          <table:table-cell table:style-name="TableCell021003">
            <text:p text:style-name="P37"><text:span text:style-name="T177">As an freelancer ,I submit the projects</text:span><text:span text:style-name="T178"/></text:p>
          </table:table-cell>
          <table:table-cell table:style-name="TableCell021004">
            <text:p text:style-name="P37"><text:span text:style-name="T179">Client view the submitted work</text:span><text:span text:style-name="T180"/></text:p>
          </table:table-cell>
          <table:table-cell table:style-name="TableCell021005">
            <text:p text:style-name="P37"><text:span text:style-name="T181">High</text:span><text:span text:style-name="T182"/></text:p>
          </table:table-cell>
          <table:table-cell table:style-name="TableCell021006">
            <text:p text:style-name="P37"><text:span text:style-name="T183">Sprint-3</text:span><text:span text:style-name="T184"/></text:p>
          </table:table-cell>
        </table:table-row>
        <table:table-row table:style-name="TableRow0211">
          <table:table-cell table:style-name="TableCell021100">
            <text:p text:style-name="P39"><text:span text:style-name="T185">Administrator</text:span><text:span text:style-name="T186"/></text:p>
          </table:table-cell>
          <table:table-cell table:style-name="TableCell021101">
            <text:p text:style-name="P39"><text:span text:style-name="T187">Admin dashboard</text:span><text:span text:style-name="T188"/></text:p>
          </table:table-cell>
          <table:table-cell table:style-name="TableCell021102">
            <text:p text:style-name="P39"><text:span text:style-name="T189">USN-12</text:span><text:span text:style-name="T190"/></text:p>
          </table:table-cell>
          <table:table-cell table:style-name="TableCell021103">
            <text:p text:style-name="P39"><text:span text:style-name="T191">As an admin, I can manageall users(clients and freelancer) projects,and transcations</text:span><text:span text:style-name="T192"/></text:p>
          </table:table-cell>
          <table:table-cell table:style-name="TableCell021104">
            <text:p text:style-name="P39"><text:span text:style-name="T193">Admin panel updates backend &amp; reflects in UI</text:span><text:span text:style-name="T194"/></text:p>
          </table:table-cell>
          <table:table-cell table:style-name="TableCell021105">
            <text:p text:style-name="P39"><text:span text:style-name="T195">High</text:span><text:span text:style-name="T196"/></text:p>
          </table:table-cell>
          <table:table-cell table:style-name="TableCell021106">
            <text:p text:style-name="P39"><text:span text:style-name="T197">Sprint-4</text:span><text:span text:style-name="T198"/></text:p>
          </table:table-cell>
        </table:table-row>
        <table:table-row table:style-name="TableRow0212">
          <table:table-cell table:style-name="TableCell021200">
            <text:p text:style-name="P41"><text:span text:style-name="T199">Administrator</text:span><text:span text:style-name="T200"/></text:p>
          </table:table-cell>
          <table:table-cell table:style-name="TableCell021201">
            <text:p text:style-name="P41"><text:span text:style-name="T201">User Management/project Oversight</text:span><text:span text:style-name="T202"/></text:p>
          </table:table-cell>
          <table:table-cell table:style-name="TableCell021202">
            <text:p text:style-name="P41"><text:span text:style-name="T203">USN-13</text:span><text:span text:style-name="T204"/></text:p>
          </table:table-cell>
          <table:table-cell table:style-name="TableCell021203">
            <text:p text:style-name="P41"><text:span text:style-name="T205">As an admin, I can approve or suspend user accounts. monitor ongoing projects and resolve disputs.</text:span><text:span text:style-name="T206"/></text:p>
          </table:table-cell>
          <table:table-cell table:style-name="TableCell021204">
            <text:p text:style-name="P41"><text:span text:style-name="T207">User account status is updated and disputs resolved and project status is updated.</text:span><text:span text:style-name="T208"/></text:p>
          </table:table-cell>
          <table:table-cell table:style-name="TableCell021205">
            <text:p text:style-name="P41"><text:span text:style-name="T209">Medium</text:span><text:span text:style-name="T210"/></text:p>
          </table:table-cell>
          <table:table-cell table:style-name="TableCell021206">
            <text:p text:style-name="P41"><text:span text:style-name="T211">Sprint-4</text:span><text:span text:style-name="T212"/></text:p>
          </table:table-cell>
        </table:table-row>
      </table:table>
      <text:p text:style-name="P43"><text:span text:style-name="T2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